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rsid="0000fae9" officeooo:paragraph-rsid="0000fae9" style:font-weight-asian="bold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center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rsid="0000fae9" officeooo:paragraph-rsid="0000fae9" style:font-weight-asian="bold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paragraph-rsid="00044a12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476cm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paragraph-rsid="00044a12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widows="1" fo:text-indent="0cm" style:auto-text-indent="false" fo:padding="0cm" fo:border="none"/>
      <style:text-properties officeooo:paragraph-rsid="0001c209"/>
    </style:style>
    <style:style style:name="P8" style:family="paragraph" style:parent-style-name="Text_20_body">
      <style:paragraph-properties fo:margin-left="0cm" fo:margin-right="0cm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paragraph-rsid="00044a12" style:font-weight-asian="bold" style:font-weight-complex="bold"/>
    </style:style>
    <style:style style:name="P10" style:family="paragraph" style:parent-style-name="Text_20_body" style:list-style-name="L1">
      <style:paragraph-properties fo:margin-left="0cm" fo:margin-right="0cm" fo:margin-top="0.199cm" fo:margin-bottom="0.199cm" style:contextual-spacing="false" fo:line-height="140%" fo:text-align="justify" style:justify-single-word="false" fo:widows="1" fo:text-indent="0cm" style:auto-text-indent="false" fo:padding="0cm" fo:border="none"/>
      <style:text-properties style:font-name="Calibri" officeooo:rsid="00027dca" officeooo:paragraph-rsid="00027dca"/>
    </style:style>
    <style:style style:name="P11" style:family="paragraph" style:parent-style-name="Text_20_body" style:list-style-name="L1">
      <style:paragraph-properties fo:margin-left="0cm" fo:margin-right="0cm" fo:margin-top="0.101cm" fo:margin-bottom="0.101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rsid="00027dca" officeooo:paragraph-rsid="00027dca" style:font-weight-asian="bold" style:font-weight-complex="bold"/>
    </style:style>
    <style:style style:name="P12" style:family="paragraph" style:parent-style-name="Text_20_body" style:list-style-name="L1">
      <style:paragraph-properties fo:margin-left="0cm" fo:margin-right="0cm" fo:margin-top="0.101cm" fo:margin-bottom="0.101cm" style:contextual-spacing="false" fo:line-height="140%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 officeooo:rsid="00044a12" officeooo:paragraph-rsid="00044a12" style:font-weight-asian="normal" style:font-weight-complex="normal"/>
    </style:style>
    <style:style style:name="P13" style:family="paragraph" style:parent-style-name="Text_20_body">
      <style:paragraph-properties fo:margin-left="1.245cm" fo:margin-right="0cm" fo:margin-top="0.101cm" fo:margin-bottom="0.101cm" style:contextual-spacing="false" fo:line-height="140%" fo:text-align="justify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bold" officeooo:rsid="00027dca" officeooo:paragraph-rsid="00027dca" style:font-weight-asian="bold" style:font-weight-complex="bold"/>
    </style:style>
    <style:style style:name="P14" style:family="paragraph" style:parent-style-name="Text_20_body" style:list-style-name="L1">
      <style:paragraph-properties fo:margin-left="1.245cm" fo:margin-right="0cm" fo:margin-top="0.101cm" fo:margin-bottom="0.101cm" style:contextual-spacing="false" fo:line-height="140%" fo:text-align="justify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 officeooo:rsid="00027dca" officeooo:paragraph-rsid="00027dca" style:font-weight-asian="normal" style:font-weight-complex="normal"/>
    </style:style>
    <style:style style:name="P15" style:family="paragraph" style:parent-style-name="Text_20_body">
      <style:paragraph-properties fo:margin-left="2.491cm" fo:margin-right="0cm" fo:margin-top="0.101cm" fo:margin-bottom="0.101cm" style:contextual-spacing="false" fo:line-height="140%" fo:text-align="justify" style:justify-single-word="false" fo:widows="1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 officeooo:rsid="00027dca" officeooo:paragraph-rsid="00027dca" style:font-weight-asian="normal" style:font-weight-complex="normal"/>
    </style:style>
    <style:style style:name="P16" style:family="paragraph" style:parent-style-name="Text_20_body" style:list-style-name="L3">
      <style:paragraph-properties fo:margin-top="0.101cm" fo:margin-bottom="0.101cm" style:contextual-spacing="false" fo:line-height="140%" fo:text-align="justify" style:justify-single-word="false" fo:widows="1" fo:padding="0cm" fo:border="none"/>
      <style:text-properties fo:font-variant="normal" fo:text-transform="none" fo:color="#000000" style:font-name="Helvetica" fo:font-size="9.75pt" fo:letter-spacing="normal" fo:font-style="normal" fo:font-weight="normal" officeooo:rsid="00027dca" officeooo:paragraph-rsid="00027dca" style:font-weight-asian="normal" style:font-weight-complex="normal"/>
    </style:style>
    <style:style style:name="T1" style:family="text">
      <style:text-properties fo:font-variant="normal" fo:text-transform="none" fo:color="#000000" style:font-name="Helvetica" fo:font-size="9.7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Helvetica" fo:font-size="9.75pt" fo:letter-spacing="normal" fo:font-style="normal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44a12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list xml:id="list637207862945097174" text:style-name="L1">
        <text:list-header>
          <text:p text:style-name="P2">M03 – Lenguaje de marcas</text:p>
          <text:p text:style-name="P6"/>
        </text:list-header>
        <text:list-item>
          <text:p text:style-name="P7"><text:span text:style-name="T2">Definiu què és un llenguatge de marques.</text:span><text:span text:style-name="T1"> </text:span></text:p>
          <text:p text:style-name="P10"><text:span text:style-name="T3">Un llenguatge de marcat o llenguatge de marques és una forma de codificar un document que, juntament amb el text, incorpora etiquetes o marques que contenen informació addicional sobre l'estructura del text o la seva presentació. El llenguatge de marques més estès és l'HTML "HyperText Markup Language" (Llenguatge de marcat d'hipertext), fonament del World Wide Web. </text:span></text:p>
          <text:p text:style-name="P10"><text:span text:style-name="T3">Els llenguatges de marcat solen confondre amb llenguatges de programació. No obstant això, no són el mateix, ja que el llenguatge de marcat no té funcions aritmètiques o variables, com sí posseeixen els llenguatges de programació. Històricament, el marcatge es feia servir i s'usa en la indústria editorial i de la comunicació, així com entre autors, editors i impressors.</text:span></text:p>
        </text:list-item>
        <text:list-item>
          <text:p text:style-name="P3">Descriviu la història i evolució dels LM <text:span text:style-name="T4">(2 i 3 Junts)</text:span></text:p>
        </text:list-item>
        <text:list-item>
          <text:p text:style-name="P9">Descriviu 3 llenguatges de marques.</text:p>
          <text:list>
            <text:list-item>
              <text:p text:style-name="P4">Quin organisme el va crear.</text:p>
            </text:list-item>
            <text:list-item>
              <text:p text:style-name="P5">Quin era el seu propòsit.</text:p>
            </text:list-item>
          </text:list>
          <text:p text:style-name="P12"/>
          <text:p text:style-name="P12">L'origen dels llenguatges de marques està en les modificacions que els impressors feien amb un llapis en manuscrits. Només utilitzaven un llapis de color blau i escrivien tenint en compte les característiques que hauríen de tenir cada part del text. Per això es van inventar noves idees per a dur a terme el procesament de daes.</text:p>
          <text:p text:style-name="P11">SGML</text:p>
          <text:p text:style-name="P14">IBM va crear SGML que era una manera d'emmagatzemar i compartir una gran quantitat d'informació. Permetía la integració de dades, etc.</text:p>
        </text:list-item>
      </text:list>
      <text:p text:style-name="P15">SGML (Standard Generalized Markup Language) és un llenguatge basat en les dades de text que es pot fer servir per posar metadates a les dades. És un sistema per organitzar i etiquetar elements d'un document posant èmfasi en els apsectes de l'estructura d'un document.</text:p>
      <text:p text:style-name="P15">Es va dissenyar per se una manera estàndard d'equitetar dades.</text:p>
      <text:p text:style-name="P15">Té avantatges:</text:p>
      <text:list xml:id="list7692594429997837536" text:style-name="L3">
        <text:list-item>
          <text:p text:style-name="P16">És flexible</text:p>
        </text:list-item>
        <text:list-item>
          <text:p text:style-name="P16">És portable</text:p>
        </text:list-item>
        <text:list-item>
          <text:p text:style-name="P16">Ens garanteix la perdurabilitat de la informació.</text:p>
        </text:list-item>
      </text:list>
      <text:p text:style-name="P13">HTML</text:p>
      <text:p text:style-name="P15">Destinat a compartir informació per Internet.</text:p>
      <text:p text:style-name="P15">HTML (Hypertext Markup Language). Es basa en la manera de definir i interpretar etiquetes de <text:soft-page-break/>SGML però no és totalment compatible amb SGML.</text:p>
      <text:p text:style-name="P15">Es visualitza la informació en una pàgina web i és molt senzill.</text:p>
      <text:p text:style-name="P15">És un gran èxit en les tecnologies basades en HTML que no paren d'evolucionar.</text:p>
      <text:p text:style-name="P13">XML</text:p>
      <text:p text:style-name="P15">Calia una manera de buscar, moure, visualitzar i manipular la informació continguda en els documents HTML.</text:p>
      <text:p text:style-name="P15">Va aparèixer XML. És un llenguatge simple de descripció d'informació.</text:p>
      <text:p text:style-name="P15">És un estàndard que permet dissenyar i desenvolupar llenguatges de marques.</text:p>
      <text:p text:style-name="P15">És un format de text estandaritzart que serveix per representar i transportar informació estructurada.</text:p>
      <text:p text:style-name="P15">La idea principal de XML era donar estructura a les dades i no preocupar-se de com es presentaran als usuaris. Perquè això ja ho farien CSS, XML-FO, etc.</text:p>
      <text:p text:style-name="P15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6</meta:editing-cycles>
    <meta:generator>LibreOffice/4.1.3.2$Windows_x86 LibreOffice_project/70feb7d99726f064edab4605a8ab840c50ec57a</meta:generator>
    <dc:date>2015-09-28T00:32:47.808000000</dc:date>
    <meta:document-statistic meta:table-count="0" meta:image-count="0" meta:object-count="0" meta:page-count="2" meta:paragraph-count="29" meta:word-count="443" meta:character-count="2688" meta:non-whitespace-character-count="2279"/>
    <meta:user-defined meta:name="Info 1"/>
    <meta:user-defined meta:name="Info 2"/>
    <meta:user-defined meta:name="Info 3"/>
    <meta:user-defined meta:name="Info 4"/>
  </office:meta>
</office:document-meta>
</file>